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Favorite_color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Francis</text:p>
          </table:table-cell>
          <table:table-cell office:value-type="date" office:date-value="1992-10-24" calcext:value-type="date">
            <text:p>10/24/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McMahon</text:p>
          </table:table-cell>
          <table:table-cell office:value-type="date" office:date-value="1987-01-07" calcext:value-type="date">
            <text:p>01/07/87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Kite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1:54:43.210569606</meta:creation-date>
    <dc:date>2018-10-17T11:58:38.565993255</dc:date>
    <meta:editing-duration>PT3M55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